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8pt" style:font-size-asian="18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2" style:parent-style-name="Standard" style:family="paragraph">
      <style:paragraph-properties fo:text-align="center" fo:margin-bottom="0in" fo:line-height="100%"/>
      <style:text-properties fo:font-size="14pt" style:font-size-asian="14pt"/>
    </style:style>
    <style:style style:name="TableColumn4" style:family="table-column">
      <style:table-column-properties style:column-width="0.3236in" style:use-optimal-column-width="false"/>
    </style:style>
    <style:style style:name="TableColumn5" style:family="table-column">
      <style:table-column-properties style:column-width="1.8895in" style:use-optimal-column-width="false"/>
    </style:style>
    <style:style style:name="TableColumn6" style:family="table-column">
      <style:table-column-properties style:column-width="0.2368in" style:use-optimal-column-width="false"/>
    </style:style>
    <style:style style:name="TableColumn7" style:family="table-column">
      <style:table-column-properties style:column-width="0.2375in" style:use-optimal-column-width="false"/>
    </style:style>
    <style:style style:name="TableColumn8" style:family="table-column">
      <style:table-column-properties style:column-width="0.2423in" style:use-optimal-column-width="false"/>
    </style:style>
    <style:style style:name="TableColumn9" style:family="table-column">
      <style:table-column-properties style:column-width="0.2215in" style:use-optimal-column-width="false"/>
    </style:style>
    <style:style style:name="TableColumn10" style:family="table-column">
      <style:table-column-properties style:column-width="0.2055in" style:use-optimal-column-width="false"/>
    </style:style>
    <style:style style:name="TableColumn11" style:family="table-column">
      <style:table-column-properties style:column-width="0.2159in" style:use-optimal-column-width="false"/>
    </style:style>
    <style:style style:name="TableColumn12" style:family="table-column">
      <style:table-column-properties style:column-width="0.2486in" style:use-optimal-column-width="false"/>
    </style:style>
    <style:style style:name="TableColumn13" style:family="table-column">
      <style:table-column-properties style:column-width="0.227in" style:use-optimal-column-width="false"/>
    </style:style>
    <style:style style:name="TableColumn14" style:family="table-column">
      <style:table-column-properties style:column-width="0.2486in" style:use-optimal-column-width="false"/>
    </style:style>
    <style:style style:name="TableColumn15" style:family="table-column">
      <style:table-column-properties style:column-width="0.2055in" style:use-optimal-column-width="false"/>
    </style:style>
    <style:style style:name="TableColumn16" style:family="table-column">
      <style:table-column-properties style:column-width="0.2083in" style:use-optimal-column-width="false"/>
    </style:style>
    <style:style style:name="TableColumn17" style:family="table-column">
      <style:table-column-properties style:column-width="0.2083in" style:use-optimal-column-width="false"/>
    </style:style>
    <style:style style:name="TableColumn18" style:family="table-column">
      <style:table-column-properties style:column-width="0.2083in" style:use-optimal-column-width="false"/>
    </style:style>
    <style:style style:name="TableColumn19" style:family="table-column">
      <style:table-column-properties style:column-width="0.2083in" style:use-optimal-column-width="false"/>
    </style:style>
    <style:style style:name="TableColumn20" style:family="table-column">
      <style:table-column-properties style:column-width="0.2083in" style:use-optimal-column-width="false"/>
    </style:style>
    <style:style style:name="TableColumn21" style:family="table-column">
      <style:table-column-properties style:column-width="0.2083in" style:use-optimal-column-width="false"/>
    </style:style>
    <style:style style:name="TableColumn22" style:family="table-column">
      <style:table-column-properties style:column-width="0.2097in" style:use-optimal-column-width="false"/>
    </style:style>
    <style:style style:name="TableColumn23" style:family="table-column">
      <style:table-column-properties style:column-width="0.2375in" style:use-optimal-column-width="false"/>
    </style:style>
    <style:style style:name="TableColumn24" style:family="table-column">
      <style:table-column-properties style:column-width="0.2375in" style:use-optimal-column-width="false"/>
    </style:style>
    <style:style style:name="TableColumn25" style:family="table-column">
      <style:table-column-properties style:column-width="0.2486in" style:use-optimal-column-width="false"/>
    </style:style>
    <style:style style:name="TableColumn26" style:family="table-column">
      <style:table-column-properties style:column-width="0.2375in" style:use-optimal-column-width="false"/>
    </style:style>
    <style:style style:name="TableColumn27" style:family="table-column">
      <style:table-column-properties style:column-width="0.2159in" style:use-optimal-column-width="false"/>
    </style:style>
    <style:style style:name="TableColumn28" style:family="table-column">
      <style:table-column-properties style:column-width="0.227in" style:use-optimal-column-width="false"/>
    </style:style>
    <style:style style:name="TableColumn29" style:family="table-column">
      <style:table-column-properties style:column-width="0.2159in" style:use-optimal-column-width="false"/>
    </style:style>
    <style:style style:name="TableColumn30" style:family="table-column">
      <style:table-column-properties style:column-width="0.227in" style:use-optimal-column-width="false"/>
    </style:style>
    <style:style style:name="TableColumn31" style:family="table-column">
      <style:table-column-properties style:column-width="0.2319in" style:use-optimal-column-width="false"/>
    </style:style>
    <style:style style:name="TableColumn32" style:family="table-column">
      <style:table-column-properties style:column-width="0.2319in" style:use-optimal-column-width="false"/>
    </style:style>
    <style:style style:name="TableColumn33" style:family="table-column">
      <style:table-column-properties style:column-width="0.2319in" style:use-optimal-column-width="false"/>
    </style:style>
    <style:style style:name="TableColumn34" style:family="table-column">
      <style:table-column-properties style:column-width="0.2319in" style:use-optimal-column-width="false"/>
    </style:style>
    <style:style style:name="TableColumn35" style:family="table-column">
      <style:table-column-properties style:column-width="0.2319in" style:use-optimal-column-width="false"/>
    </style:style>
    <style:style style:name="TableColumn36" style:family="table-column">
      <style:table-column-properties style:column-width="0.2319in" style:use-optimal-column-width="false"/>
    </style:style>
    <style:style style:name="TableColumn37" style:family="table-column">
      <style:table-column-properties style:column-width="0.2319in" style:use-optimal-column-width="false"/>
    </style:style>
    <style:style style:name="TableColumn38" style:family="table-column">
      <style:table-column-properties style:column-width="0.2347in" style:use-optimal-column-width="false"/>
    </style:style>
    <style:style style:name="TableColumn39" style:family="table-column">
      <style:table-column-properties style:column-width="0.2375in" style:use-optimal-column-width="false"/>
    </style:style>
    <style:style style:name="TableColumn40" style:family="table-column">
      <style:table-column-properties style:column-width="0.2159in" style:use-optimal-column-width="false"/>
    </style:style>
    <style:style style:name="TableColumn41" style:family="table-column">
      <style:table-column-properties style:column-width="0.1701in" style:use-optimal-column-width="false"/>
    </style:style>
    <style:style style:name="Table3" style:family="table">
      <style:table-properties style:width="10.2916in" fo:margin-left="-0.1833in" table:align="left"/>
    </style:style>
    <style:style style:name="TableRow42" style:family="table-row">
      <style:table-row-properties style:min-row-height="0.0486in" style:use-optimal-row-height="false"/>
    </style:style>
    <style:style style:name="TableCell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6" style:family="table-cell">
      <style:table-cell-properties fo:border-top="0.0069in solid #000001" fo:border-left="0.0069in solid #000001" fo:border-bottom="0.0069in solid #000001" fo:border-right="none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51" style:family="table-row">
      <style:table-row-properties style:min-row-height="1.0722in" style:use-optimal-row-height="false"/>
    </style:style>
    <style:style style:name="TableCell52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-top="none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-top="none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1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Cell15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TableCell170" style:family="table-cell">
      <style:table-cell-properties fo:border="0.0069in solid #000001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Cell172" style:family="table-cell">
      <style:table-cell-properties fo:border="0.0069in solid #000001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4" style:family="table-cell">
      <style:table-cell-properties fo:border="0.0069in solid #000001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6" style:family="table-cell">
      <style:table-cell-properties fo:border="0.0069in solid #000001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8" style:family="table-cell">
      <style:table-cell-properties fo:border="0.0069in solid #000001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80" style:family="table-cell">
      <style:table-cell-properties fo:border="0.0069in solid #000001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82" style:family="table-cell">
      <style:table-cell-properties fo:border="0.0069in solid #000001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98" style:family="table-cell">
      <style:table-cell-properties fo:border="0.0069in solid #000001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00" style:family="table-cell">
      <style:table-cell-properties fo:border="0.0069in solid #000001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02" style:family="table-cell">
      <style:table-cell-properties fo:border="0.0069in solid #000001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04" style:family="table-cell">
      <style:table-cell-properties fo:border="0.0069in solid #000001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1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1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1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Cell21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ableCell21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ableCell2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Cell2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ell2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Cell2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Cell2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</style:style>
    <style:style style:name="TableCell2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Cell250" style:family="table-cell">
      <style:table-cell-properties fo:border="0.0069in solid #000001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Cell252" style:family="table-cell">
      <style:table-cell-properties fo:border="0.0069in solid #000001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54" style:family="table-cell">
      <style:table-cell-properties fo:border="0.0069in solid #000001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56" style:family="table-cell">
      <style:table-cell-properties fo:border="0.0069in solid #000001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58" style:family="table-cell">
      <style:table-cell-properties fo:border="0.0069in solid #000001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60" style:family="table-cell">
      <style:table-cell-properties fo:border="0.0069in solid #000001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62" style:family="table-cell">
      <style:table-cell-properties fo:border="0.0069in solid #000001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78" style:family="table-cell">
      <style:table-cell-properties fo:border="0.0069in solid #000001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80" style:family="table-cell">
      <style:table-cell-properties fo:border="0.0069in solid #000001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82" style:family="table-cell">
      <style:table-cell-properties fo:border="0.0069in solid #000001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84" style:family="table-cell">
      <style:table-cell-properties fo:border="0.0069in solid #000001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1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29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ableCell29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</style:style>
    <style:style style:name="TableCell2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Cell2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Cell3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Cell31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Cell3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ableCell31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Cell32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Cell32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Cell32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Cell32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</style:style>
    <style:style style:name="TableCell329" style:family="table-cell">
      <style:table-cell-properties fo:border="0.0069in solid #000001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ableCell331" style:family="table-cell">
      <style:table-cell-properties fo:border="0.0069in solid #000001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33" style:family="table-cell">
      <style:table-cell-properties fo:border="0.0069in solid #000001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35" style:family="table-cell">
      <style:table-cell-properties fo:border="0.0069in solid #000001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37" style:family="table-cell">
      <style:table-cell-properties fo:border="0.0069in solid #000001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39" style:family="table-cell">
      <style:table-cell-properties fo:border="0.0069in solid #000001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41" style:family="table-cell">
      <style:table-cell-properties fo:border="0.0069in solid #000001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57" style:family="table-cell">
      <style:table-cell-properties fo:border="0.0069in solid #000001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59" style:family="table-cell">
      <style:table-cell-properties fo:border="0.0069in solid #000001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61" style:family="table-cell">
      <style:table-cell-properties fo:border="0.0069in solid #000001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63" style:family="table-cell">
      <style:table-cell-properties fo:border="0.0069in solid #000001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1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6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3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Cell3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ableCell3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</style:style>
    <style:style style:name="TableCell3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  <style:style style:name="TableCell3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ableCell3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</style:style>
    <style:style style:name="TableCell3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</style:style>
    <style:style style:name="TableCell3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ableCell3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</style:style>
    <style:style style:name="TableCell3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ableCell3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</style:style>
    <style:style style:name="TableCell3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</style:style>
    <style:style style:name="TableCell39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bottom="0in" fo:line-height="100%"/>
    </style:style>
    <style:style style:name="TableCell40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</style:style>
    <style:style style:name="TableCell40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ableCell40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="0.0069in solid #000001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="0.0069in solid #000001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12" style:family="table-cell">
      <style:table-cell-properties fo:border="0.0069in solid #000001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14" style:family="table-cell">
      <style:table-cell-properties fo:border="0.0069in solid #000001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16" style:family="table-cell">
      <style:table-cell-properties fo:border="0.0069in solid #000001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18" style:family="table-cell">
      <style:table-cell-properties fo:border="0.0069in solid #000001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20" style:family="table-cell">
      <style:table-cell-properties fo:border="0.0069in solid #000001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36" style:family="table-cell">
      <style:table-cell-properties fo:border="0.0069in solid #000001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38" style:family="table-cell">
      <style:table-cell-properties fo:border="0.0069in solid #000001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40" style:family="table-cell">
      <style:table-cell-properties fo:border="0.0069in solid #000001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42" style:family="table-cell">
      <style:table-cell-properties fo:border="0.0069in solid #000001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1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margin-bottom="0in" fo:line-height="100%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5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</style:style>
    <style:style style:name="TableCell4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</style:style>
    <style:style style:name="TableCell45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</style:style>
    <style:style style:name="TableCell45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</style:style>
    <style:style style:name="TableCell46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</style:style>
    <style:style style:name="TableCell4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</style:style>
    <style:style style:name="TableCell4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</style:style>
    <style:style style:name="TableCell4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/>
    </style:style>
    <style:style style:name="TableCell4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/>
    </style:style>
    <style:style style:name="TableCell4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</style:style>
    <style:style style:name="TableCell4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00%"/>
    </style:style>
    <style:style style:name="TableCell4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</style:style>
    <style:style style:name="TableCell4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</style:style>
    <style:style style:name="TableCell4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00%"/>
    </style:style>
    <style:style style:name="TableCell4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bottom="0in" fo:line-height="100%"/>
    </style:style>
    <style:style style:name="TableCell4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 fo:line-height="100%"/>
    </style:style>
    <style:style style:name="TableCell4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ableCell4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 fo:line-height="100%"/>
    </style:style>
    <style:style style:name="TableCell488" style:family="table-cell">
      <style:table-cell-properties fo:border="0.0069in solid #000001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</style:style>
    <style:style style:name="TableCell490" style:family="table-cell">
      <style:table-cell-properties fo:border="0.0069in solid #000001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92" style:family="table-cell">
      <style:table-cell-properties fo:border="0.0069in solid #000001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94" style:family="table-cell">
      <style:table-cell-properties fo:border="0.0069in solid #000001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96" style:family="table-cell">
      <style:table-cell-properties fo:border="0.0069in solid #000001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498" style:family="table-cell">
      <style:table-cell-properties fo:border="0.0069in solid #000001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00" style:family="table-cell">
      <style:table-cell-properties fo:border="0.0069in solid #000001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0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0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0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0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1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1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1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16" style:family="table-cell">
      <style:table-cell-properties fo:border="0.0069in solid #000001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18" style:family="table-cell">
      <style:table-cell-properties fo:border="0.0069in solid #000001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20" style:family="table-cell">
      <style:table-cell-properties fo:border="0.0069in solid #000001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22" style:family="table-cell">
      <style:table-cell-properties fo:border="0.0069in solid #000001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1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margin-bottom="0in" fo:line-height="100%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3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Cell53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</style:style>
    <style:style style:name="TableCell53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</style:style>
    <style:style style:name="TableCell53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ableCell53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</style:style>
    <style:style style:name="TableCell54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Cell5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</style:style>
    <style:style style:name="TableCell5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ableCell5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</style:style>
    <style:style style:name="TableCell5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</style:style>
    <style:style style:name="TableCell5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</style:style>
    <style:style style:name="TableCell5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in" fo:line-height="100%"/>
    </style:style>
    <style:style style:name="TableCell5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margin-bottom="0in" fo:line-height="100%"/>
    </style:style>
    <style:style style:name="TableCell5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margin-bottom="0in" fo:line-height="100%"/>
    </style:style>
    <style:style style:name="TableCell5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bottom="0in" fo:line-height="100%"/>
    </style:style>
    <style:style style:name="TableCell5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margin-bottom="0in" fo:line-height="100%"/>
    </style:style>
    <style:style style:name="TableCell56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00%"/>
    </style:style>
    <style:style style:name="TableCell56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</style:style>
    <style:style style:name="TableCell567" style:family="table-cell">
      <style:table-cell-properties fo:border="0.0069in solid #000001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margin-bottom="0in" fo:line-height="100%"/>
    </style:style>
    <style:style style:name="TableCell569" style:family="table-cell">
      <style:table-cell-properties fo:border="0.0069in solid #000001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71" style:family="table-cell">
      <style:table-cell-properties fo:border="0.0069in solid #000001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73" style:family="table-cell">
      <style:table-cell-properties fo:border="0.0069in solid #000001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75" style:family="table-cell">
      <style:table-cell-properties fo:border="0.0069in solid #000001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77" style:family="table-cell">
      <style:table-cell-properties fo:border="0.0069in solid #000001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79" style:family="table-cell">
      <style:table-cell-properties fo:border="0.0069in solid #000001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8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8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8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8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8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9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9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95" style:family="table-cell">
      <style:table-cell-properties fo:border="0.0069in solid #000001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97" style:family="table-cell">
      <style:table-cell-properties fo:border="0.0069in solid #000001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599" style:family="table-cell">
      <style:table-cell-properties fo:border="0.0069in solid #000001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01" style:family="table-cell">
      <style:table-cell-properties fo:border="0.0069in solid #000001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1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margin-bottom="0in" fo:line-height="100%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1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ableCell61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margin-bottom="0in" fo:line-height="100%"/>
    </style:style>
    <style:style style:name="TableCell61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ableCell61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</style:style>
    <style:style style:name="TableCell61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</style:style>
    <style:style style:name="TableCell6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ableCell6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</style:style>
    <style:style style:name="TableCell6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</style:style>
    <style:style style:name="TableCell6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</style:style>
    <style:style style:name="TableCell6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</style:style>
    <style:style style:name="TableCell6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ableCell6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</style:style>
    <style:style style:name="TableCell6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 fo:line-height="100%"/>
    </style:style>
    <style:style style:name="TableCell6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margin-bottom="0in" fo:line-height="100%"/>
    </style:style>
    <style:style style:name="TableCell6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margin-bottom="0in" fo:line-height="100%"/>
    </style:style>
    <style:style style:name="TableCell6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margin-bottom="0in" fo:line-height="100%"/>
    </style:style>
    <style:style style:name="TableCell64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00%"/>
    </style:style>
    <style:style style:name="TableCell6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</style:style>
    <style:style style:name="TableCell646" style:family="table-cell">
      <style:table-cell-properties fo:border="0.0069in solid #000001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</style:style>
    <style:style style:name="TableCell648" style:family="table-cell">
      <style:table-cell-properties fo:border="0.0069in solid #000001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50" style:family="table-cell">
      <style:table-cell-properties fo:border="0.0069in solid #000001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52" style:family="table-cell">
      <style:table-cell-properties fo:border="0.0069in solid #000001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54" style:family="table-cell">
      <style:table-cell-properties fo:border="0.0069in solid #000001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56" style:family="table-cell">
      <style:table-cell-properties fo:border="0.0069in solid #000001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58" style:family="table-cell">
      <style:table-cell-properties fo:border="0.0069in solid #000001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6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74" style:family="table-cell">
      <style:table-cell-properties fo:border="0.0069in solid #000001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76" style:family="table-cell">
      <style:table-cell-properties fo:border="0.0069in solid #000001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78" style:family="table-cell">
      <style:table-cell-properties fo:border="0.0069in solid #000001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80" style:family="table-cell">
      <style:table-cell-properties fo:border="0.0069in solid #000001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1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68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ableCell69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</style:style>
    <style:style style:name="TableCell69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</style:style>
    <style:style style:name="TableCell69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ableCell6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ableCell6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margin-bottom="0in" fo:line-height="100%"/>
    </style:style>
    <style:style style:name="TableCell7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margin-bottom="0in" fo:line-height="100%"/>
    </style:style>
    <style:style style:name="TableCell7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margin-bottom="0in" fo:line-height="100%"/>
    </style:style>
    <style:style style:name="TableCell70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margin-bottom="0in" fo:line-height="100%"/>
    </style:style>
    <style:style style:name="TableCell7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</style:style>
    <style:style style:name="TableCell7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</style:style>
    <style:style style:name="TableCell71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margin-bottom="0in" fo:line-height="100%"/>
    </style:style>
    <style:style style:name="TableCell71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ableCell71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margin-bottom="0in" fo:line-height="100%"/>
    </style:style>
    <style:style style:name="TableCell7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</style:style>
    <style:style style:name="TableCell71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</style:style>
    <style:style style:name="TableCell72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</style:style>
    <style:style style:name="TableCell72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</style:style>
    <style:style style:name="TableCell725" style:family="table-cell">
      <style:table-cell-properties fo:border="0.0069in solid #000001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margin-bottom="0in" fo:line-height="100%"/>
    </style:style>
    <style:style style:name="TableCell727" style:family="table-cell">
      <style:table-cell-properties fo:border="0.0069in solid #000001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29" style:family="table-cell">
      <style:table-cell-properties fo:border="0.0069in solid #000001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31" style:family="table-cell">
      <style:table-cell-properties fo:border="0.0069in solid #000001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33" style:family="table-cell">
      <style:table-cell-properties fo:border="0.0069in solid #000001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35" style:family="table-cell">
      <style:table-cell-properties fo:border="0.0069in solid #000001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37" style:family="table-cell">
      <style:table-cell-properties fo:border="0.0069in solid #000001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3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4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53" style:family="table-cell">
      <style:table-cell-properties fo:border="0.0069in solid #000001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55" style:family="table-cell">
      <style:table-cell-properties fo:border="0.0069in solid #000001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57" style:family="table-cell">
      <style:table-cell-properties fo:border="0.0069in solid #000001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59" style:family="table-cell">
      <style:table-cell-properties fo:border="0.0069in solid #000001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1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6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7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</style:style>
    <style:style style:name="TableCell7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</style:style>
    <style:style style:name="TableCell7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ableCell7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ableCell7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ableCell7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in" fo:line-height="100%"/>
    </style:style>
    <style:style style:name="TableCell7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margin-bottom="0in" fo:line-height="100%"/>
    </style:style>
    <style:style style:name="TableCell7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</style:style>
    <style:style style:name="TableCell7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</style:style>
    <style:style style:name="TableCell7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</style:style>
    <style:style style:name="TableCell7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ableCell7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margin-bottom="0in" fo:line-height="100%"/>
    </style:style>
    <style:style style:name="TableCell7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bottom="0in" fo:line-height="100%"/>
    </style:style>
    <style:style style:name="TableCell7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</style:style>
    <style:style style:name="TableCell7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</style:style>
    <style:style style:name="TableCell79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</style:style>
    <style:style style:name="TableCell80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</style:style>
    <style:style style:name="TableCell80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</style:style>
    <style:style style:name="TableCell804" style:family="table-cell">
      <style:table-cell-properties fo:border="0.0069in solid #000001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margin-bottom="0in" fo:line-height="100%"/>
    </style:style>
    <style:style style:name="TableCell806" style:family="table-cell">
      <style:table-cell-properties fo:border="0.0069in solid #000001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08" style:family="table-cell">
      <style:table-cell-properties fo:border="0.0069in solid #000001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10" style:family="table-cell">
      <style:table-cell-properties fo:border="0.0069in solid #000001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12" style:family="table-cell">
      <style:table-cell-properties fo:border="0.0069in solid #000001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14" style:family="table-cell">
      <style:table-cell-properties fo:border="0.0069in solid #000001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16" style:family="table-cell">
      <style:table-cell-properties fo:border="0.0069in solid #000001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1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32" style:family="table-cell">
      <style:table-cell-properties fo:border="0.0069in solid #000001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34" style:family="table-cell">
      <style:table-cell-properties fo:border="0.0069in solid #000001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36" style:family="table-cell">
      <style:table-cell-properties fo:border="0.0069in solid #000001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38" style:family="table-cell">
      <style:table-cell-properties fo:border="0.0069in solid #000001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0.0069in solid #000001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margin-bottom="0in" fo:line-height="100%"/>
    </style:style>
    <style:style style:name="T8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</style:style>
    <style:style style:name="TableCell8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Cell8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Cell8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/>
    </style:style>
    <style:style style:name="TableCell8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margin-bottom="0in" fo:line-height="100%"/>
    </style:style>
    <style:style style:name="TableCell8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margin-bottom="0in" fo:line-height="100%"/>
    </style:style>
    <style:style style:name="TableCell8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margin-bottom="0in" fo:line-height="100%"/>
    </style:style>
    <style:style style:name="TableCell8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margin-bottom="0in" fo:line-height="100%"/>
    </style:style>
    <style:style style:name="TableCell86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margin-bottom="0in" fo:line-height="100%"/>
    </style:style>
    <style:style style:name="TableCell86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margin-bottom="0in" fo:line-height="100%"/>
    </style:style>
    <style:style style:name="TableCell86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margin-bottom="0in" fo:line-height="100%"/>
    </style:style>
    <style:style style:name="TableCell86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ableCell87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margin-bottom="0in" fo:line-height="100%"/>
    </style:style>
    <style:style style:name="TableCell87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margin-bottom="0in" fo:line-height="100%"/>
    </style:style>
    <style:style style:name="TableCell87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margin-bottom="0in" fo:line-height="100%"/>
    </style:style>
    <style:style style:name="TableCell87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in" fo:line-height="100%"/>
    </style:style>
    <style:style style:name="TableCell87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</style:style>
    <style:style style:name="TableCell88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ableCell883" style:family="table-cell">
      <style:table-cell-properties fo:border="0.0069in solid #000001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margin-bottom="0in" fo:line-height="100%"/>
    </style:style>
    <style:style style:name="TableCell885" style:family="table-cell">
      <style:table-cell-properties fo:border="0.0069in solid #000001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87" style:family="table-cell">
      <style:table-cell-properties fo:border="0.0069in solid #000001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89" style:family="table-cell">
      <style:table-cell-properties fo:border="0.0069in solid #000001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91" style:family="table-cell">
      <style:table-cell-properties fo:border="0.0069in solid #000001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93" style:family="table-cell">
      <style:table-cell-properties fo:border="0.0069in solid #000001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95" style:family="table-cell">
      <style:table-cell-properties fo:border="0.0069in solid #000001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8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0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11" style:family="table-cell">
      <style:table-cell-properties fo:border="0.0069in solid #000001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13" style:family="table-cell">
      <style:table-cell-properties fo:border="0.0069in solid #000001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15" style:family="table-cell">
      <style:table-cell-properties fo:border="0.0069in solid #000001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17" style:family="table-cell">
      <style:table-cell-properties fo:border="0.0069in solid #000001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1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2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margin-bottom="0in" fo:line-height="100%"/>
    </style:style>
    <style:style style:name="TableCell92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margin-bottom="0in" fo:line-height="100%"/>
    </style:style>
    <style:style style:name="TableCell92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ableCell93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ableCell93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</style:style>
    <style:style style:name="TableCell93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margin-bottom="0in" fo:line-height="100%"/>
    </style:style>
    <style:style style:name="TableCell93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margin-bottom="0in" fo:line-height="100%"/>
    </style:style>
    <style:style style:name="TableCell93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margin-bottom="0in" fo:line-height="100%"/>
    </style:style>
    <style:style style:name="TableCell94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ableCell9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ableCell9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margin-bottom="0in" fo:line-height="100%"/>
    </style:style>
    <style:style style:name="TableCell9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Cell9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ableCell9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</style:style>
    <style:style style:name="TableCell9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ableCell9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00%"/>
    </style:style>
    <style:style style:name="TableCell9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margin-bottom="0in" fo:line-height="100%"/>
    </style:style>
    <style:style style:name="TableCell9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 fo:line-height="100%"/>
    </style:style>
    <style:style style:name="TableCell961" style:family="table-cell">
      <style:table-cell-properties fo:border="0.0069in solid #000001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margin-bottom="0in" fo:line-height="100%"/>
    </style:style>
    <style:style style:name="TableCell963" style:family="table-cell">
      <style:table-cell-properties fo:border="0.0069in solid #000001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65" style:family="table-cell">
      <style:table-cell-properties fo:border="0.0069in solid #000001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67" style:family="table-cell">
      <style:table-cell-properties fo:border="0.0069in solid #000001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69" style:family="table-cell">
      <style:table-cell-properties fo:border="0.0069in solid #000001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71" style:family="table-cell">
      <style:table-cell-properties fo:border="0.0069in solid #000001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73" style:family="table-cell">
      <style:table-cell-properties fo:border="0.0069in solid #000001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7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7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7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8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8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8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8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89" style:family="table-cell">
      <style:table-cell-properties fo:border="0.0069in solid #000001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91" style:family="table-cell">
      <style:table-cell-properties fo:border="0.0069in solid #000001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93" style:family="table-cell">
      <style:table-cell-properties fo:border="0.0069in solid #000001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995" style:family="table-cell">
      <style:table-cell-properties fo:border="0.0069in solid #000001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1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margin-bottom="0in" fo:line-height="100%"/>
    </style:style>
    <style:style style:name="T10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00%"/>
    </style:style>
    <style:style style:name="T10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0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margin-bottom="0in" fo:line-height="100%"/>
    </style:style>
    <style:style style:name="TableCell100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ableCell100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margin-bottom="0in" fo:line-height="100%"/>
    </style:style>
    <style:style style:name="TableCell101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ableCell101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bottom="0in" fo:line-height="100%"/>
    </style:style>
    <style:style style:name="TableCell101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bottom="0in" fo:line-height="100%"/>
    </style:style>
    <style:style style:name="TableCell101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margin-bottom="0in" fo:line-height="100%"/>
    </style:style>
    <style:style style:name="TableCell101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margin-bottom="0in" fo:line-height="100%"/>
    </style:style>
    <style:style style:name="TableCell10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ableCell10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margin-bottom="0in" fo:line-height="100%"/>
    </style:style>
    <style:style style:name="TableCell10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margin-bottom="0in" fo:line-height="100%"/>
    </style:style>
    <style:style style:name="TableCell10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margin-bottom="0in" fo:line-height="100%"/>
    </style:style>
    <style:style style:name="TableCell10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margin-bottom="0in" fo:line-height="100%"/>
    </style:style>
    <style:style style:name="TableCell10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margin-bottom="0in" fo:line-height="100%"/>
    </style:style>
    <style:style style:name="TableCell10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bottom="0in" fo:line-height="100%"/>
    </style:style>
    <style:style style:name="TableCell10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 fo:line-height="100%"/>
    </style:style>
    <style:style style:name="TableCell10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</style:style>
    <style:style style:name="TableCell10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</style:style>
    <style:style style:name="TableCell1040" style:family="table-cell">
      <style:table-cell-properties fo:border="0.0069in solid #000001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ableCell1042" style:family="table-cell">
      <style:table-cell-properties fo:border="0.0069in solid #000001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44" style:family="table-cell">
      <style:table-cell-properties fo:border="0.0069in solid #000001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46" style:family="table-cell">
      <style:table-cell-properties fo:border="0.0069in solid #000001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48" style:family="table-cell">
      <style:table-cell-properties fo:border="0.0069in solid #000001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50" style:family="table-cell">
      <style:table-cell-properties fo:border="0.0069in solid #000001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52" style:family="table-cell">
      <style:table-cell-properties fo:border="0.0069in solid #000001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5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5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6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68" style:family="table-cell">
      <style:table-cell-properties fo:border="0.0069in solid #000001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70" style:family="table-cell">
      <style:table-cell-properties fo:border="0.0069in solid #000001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72" style:family="table-cell">
      <style:table-cell-properties fo:border="0.0069in solid #000001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74" style:family="table-cell">
      <style:table-cell-properties fo:border="0.0069in solid #000001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1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margin-bottom="0in" fo:line-height="100%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margin-bottom="0in" fo:line-height="100%"/>
    </style:style>
    <style:style style:name="T10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08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</style:style>
    <style:style style:name="TableCell108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</style:style>
    <style:style style:name="TableCell108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ableCell108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ableCell109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ableCell109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ableCell109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margin-bottom="0in" fo:line-height="100%"/>
    </style:style>
    <style:style style:name="TableCell10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ableCell10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ableCell11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ableCell11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ableCell110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margin-bottom="0in" fo:line-height="100%"/>
    </style:style>
    <style:style style:name="TableCell11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margin-bottom="0in" fo:line-height="100%"/>
    </style:style>
    <style:style style:name="TableCell11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margin-bottom="0in" fo:line-height="100%"/>
    </style:style>
    <style:style style:name="TableCell111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margin-bottom="0in" fo:line-height="100%"/>
    </style:style>
    <style:style style:name="TableCell111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margin-bottom="0in" fo:line-height="100%"/>
    </style:style>
    <style:style style:name="TableCell111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ableCell11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margin-bottom="0in" fo:line-height="100%"/>
    </style:style>
    <style:style style:name="TableCell1119" style:family="table-cell">
      <style:table-cell-properties fo:border="0.0069in solid #000001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margin-bottom="0in" fo:line-height="100%"/>
    </style:style>
    <style:style style:name="TableCell1121" style:family="table-cell">
      <style:table-cell-properties fo:border="0.0069in solid #000001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23" style:family="table-cell">
      <style:table-cell-properties fo:border="0.0069in solid #000001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25" style:family="table-cell">
      <style:table-cell-properties fo:border="0.0069in solid #000001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27" style:family="table-cell">
      <style:table-cell-properties fo:border="0.0069in solid #000001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29" style:family="table-cell">
      <style:table-cell-properties fo:border="0.0069in solid #000001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31" style:family="table-cell">
      <style:table-cell-properties fo:border="0.0069in solid #000001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3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3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3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3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4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47" style:family="table-cell">
      <style:table-cell-properties fo:border="0.0069in solid #000001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49" style:family="table-cell">
      <style:table-cell-properties fo:border="0.0069in solid #000001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51" style:family="table-cell">
      <style:table-cell-properties fo:border="0.0069in solid #000001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53" style:family="table-cell">
      <style:table-cell-properties fo:border="0.0069in solid #000001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1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margin-bottom="0in" fo:line-height="100%"/>
    </style:style>
    <style:style style:name="T11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margin-bottom="0in" fo:line-height="100%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1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margin-bottom="0in" fo:line-height="100%"/>
    </style:style>
    <style:style style:name="TableCell11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ableCell11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 fo:line-height="100%"/>
    </style:style>
    <style:style style:name="TableCell11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 fo:line-height="100%"/>
    </style:style>
    <style:style style:name="TableCell11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in" fo:line-height="100%"/>
    </style:style>
    <style:style style:name="TableCell11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 fo:line-height="100%"/>
    </style:style>
    <style:style style:name="TableCell11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margin-bottom="0in" fo:line-height="100%"/>
    </style:style>
    <style:style style:name="TableCell11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margin-bottom="0in" fo:line-height="100%"/>
    </style:style>
    <style:style style:name="TableCell11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ableCell11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margin-bottom="0in" fo:line-height="100%"/>
    </style:style>
    <style:style style:name="TableCell11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3" style:parent-style-name="Standard" style:family="paragraph">
      <style:paragraph-properties fo:margin-bottom="0in" fo:line-height="100%"/>
    </style:style>
    <style:style style:name="TableCell11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margin-bottom="0in" fo:line-height="100%"/>
    </style:style>
    <style:style style:name="TableCell11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margin-bottom="0in" fo:line-height="100%"/>
    </style:style>
    <style:style style:name="TableCell11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margin-bottom="0in" fo:line-height="100%"/>
    </style:style>
    <style:style style:name="TableCell11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margin-bottom="0in" fo:line-height="100%"/>
    </style:style>
    <style:style style:name="TableCell11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margin-bottom="0in" fo:line-height="100%"/>
    </style:style>
    <style:style style:name="TableCell11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95" style:parent-style-name="Standard" style:family="paragraph">
      <style:paragraph-properties fo:margin-bottom="0in" fo:line-height="100%"/>
    </style:style>
    <style:style style:name="TableCell11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margin-bottom="0in" fo:line-height="100%"/>
    </style:style>
    <style:style style:name="TableCell1198" style:family="table-cell">
      <style:table-cell-properties fo:border="0.0069in solid #000001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margin-bottom="0in" fo:line-height="100%"/>
    </style:style>
    <style:style style:name="TableCell1200" style:family="table-cell">
      <style:table-cell-properties fo:border="0.0069in solid #000001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02" style:family="table-cell">
      <style:table-cell-properties fo:border="0.0069in solid #000001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04" style:family="table-cell">
      <style:table-cell-properties fo:border="0.0069in solid #000001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06" style:family="table-cell">
      <style:table-cell-properties fo:border="0.0069in solid #000001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08" style:family="table-cell">
      <style:table-cell-properties fo:border="0.0069in solid #000001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10" style:family="table-cell">
      <style:table-cell-properties fo:border="0.0069in solid #000001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1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1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1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1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26" style:family="table-cell">
      <style:table-cell-properties fo:border="0.0069in solid #000001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28" style:family="table-cell">
      <style:table-cell-properties fo:border="0.0069in solid #000001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30" style:family="table-cell">
      <style:table-cell-properties fo:border="0.0069in solid #000001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32" style:family="table-cell">
      <style:table-cell-properties fo:border="0.0069in solid #000001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1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margin-bottom="0in" fo:line-height="100%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margin-bottom="0in" fo:line-height="100%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4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42" style:parent-style-name="Standard" style:family="paragraph">
      <style:paragraph-properties fo:margin-bottom="0in" fo:line-height="100%"/>
    </style:style>
    <style:style style:name="TableCell124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margin-bottom="0in" fo:line-height="100%"/>
    </style:style>
    <style:style style:name="TableCell124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46" style:parent-style-name="Standard" style:family="paragraph">
      <style:paragraph-properties fo:margin-bottom="0in" fo:line-height="100%"/>
    </style:style>
    <style:style style:name="TableCell124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48" style:parent-style-name="Standard" style:family="paragraph">
      <style:paragraph-properties fo:margin-bottom="0in" fo:line-height="100%"/>
    </style:style>
    <style:style style:name="TableCell12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 fo:line-height="100%"/>
    </style:style>
    <style:style style:name="TableCell12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ableCell12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margin-bottom="0in" fo:line-height="100%"/>
    </style:style>
    <style:style style:name="TableCell12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margin-bottom="0in" fo:line-height="100%"/>
    </style:style>
    <style:style style:name="TableCell12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margin-bottom="0in" fo:line-height="100%"/>
    </style:style>
    <style:style style:name="TableCell12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margin-bottom="0in" fo:line-height="100%"/>
    </style:style>
    <style:style style:name="TableCell12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margin-bottom="0in" fo:line-height="100%"/>
    </style:style>
    <style:style style:name="TableCell126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margin-bottom="0in" fo:line-height="100%"/>
    </style:style>
    <style:style style:name="TableCell126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margin-bottom="0in" fo:line-height="100%"/>
    </style:style>
    <style:style style:name="TableCell126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margin-bottom="0in" fo:line-height="100%"/>
    </style:style>
    <style:style style:name="TableCell126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margin-bottom="0in" fo:line-height="100%"/>
    </style:style>
    <style:style style:name="TableCell127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72" style:parent-style-name="Standard" style:family="paragraph">
      <style:paragraph-properties fo:margin-bottom="0in" fo:line-height="100%"/>
    </style:style>
    <style:style style:name="TableCell127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74" style:parent-style-name="Standard" style:family="paragraph">
      <style:paragraph-properties fo:margin-bottom="0in" fo:line-height="100%"/>
    </style:style>
    <style:style style:name="TableCell127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margin-bottom="0in" fo:line-height="100%"/>
    </style:style>
    <style:style style:name="TableCell1277" style:family="table-cell">
      <style:table-cell-properties fo:border="0.0069in solid #000001" style:writing-mode="lr-tb" fo:padding-top="0in" fo:padding-left="0.075in" fo:padding-bottom="0in" fo:padding-right="0.075in"/>
    </style:style>
    <style:style style:name="P1278" style:parent-style-name="Standard" style:family="paragraph">
      <style:paragraph-properties fo:margin-bottom="0in" fo:line-height="100%"/>
    </style:style>
    <style:style style:name="TableCell1279" style:family="table-cell">
      <style:table-cell-properties fo:border="0.0069in solid #000001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81" style:family="table-cell">
      <style:table-cell-properties fo:border="0.0069in solid #000001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83" style:family="table-cell">
      <style:table-cell-properties fo:border="0.0069in solid #000001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85" style:family="table-cell">
      <style:table-cell-properties fo:border="0.0069in solid #000001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87" style:family="table-cell">
      <style:table-cell-properties fo:border="0.0069in solid #000001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89" style:family="table-cell">
      <style:table-cell-properties fo:border="0.0069in solid #000001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9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9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9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9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2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05" style:family="table-cell">
      <style:table-cell-properties fo:border="0.0069in solid #000001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07" style:family="table-cell">
      <style:table-cell-properties fo:border="0.0069in solid #000001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09" style:family="table-cell">
      <style:table-cell-properties fo:border="0.0069in solid #000001" style:writing-mode="lr-tb" fo:padding-top="0in" fo:padding-left="0.075in" fo:padding-bottom="0in" fo:padding-right="0.075in"/>
    </style:style>
    <style:style style:name="P131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11" style:family="table-cell">
      <style:table-cell-properties fo:border="0.0069in solid #000001" style:writing-mode="lr-tb" fo:padding-top="0in" fo:padding-left="0.075in" fo:padding-bottom="0in" fo:padding-right="0.075in"/>
    </style:style>
    <style:style style:name="P13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1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margin-bottom="0in" fo:line-height="100%"/>
    </style:style>
    <style:style style:name="T13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margin-bottom="0in" fo:line-height="100%"/>
    </style:style>
    <style:style style:name="T13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2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margin-bottom="0in" fo:line-height="100%"/>
    </style:style>
    <style:style style:name="TableCell132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margin-bottom="0in" fo:line-height="100%"/>
    </style:style>
    <style:style style:name="TableCell132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margin-bottom="0in" fo:line-height="100%"/>
    </style:style>
    <style:style style:name="TableCell132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ableCell13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 fo:line-height="100%"/>
    </style:style>
    <style:style style:name="TableCell13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margin-bottom="0in" fo:line-height="100%"/>
    </style:style>
    <style:style style:name="TableCell13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margin-bottom="0in" fo:line-height="100%"/>
    </style:style>
    <style:style style:name="TableCell13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ableCell13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margin-bottom="0in" fo:line-height="100%"/>
    </style:style>
    <style:style style:name="TableCell13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margin-bottom="0in" fo:line-height="100%"/>
    </style:style>
    <style:style style:name="TableCell13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margin-bottom="0in" fo:line-height="100%"/>
    </style:style>
    <style:style style:name="TableCell134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margin-bottom="0in" fo:line-height="100%"/>
    </style:style>
    <style:style style:name="TableCell13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margin-bottom="0in" fo:line-height="100%"/>
    </style:style>
    <style:style style:name="TableCell134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margin-bottom="0in" fo:line-height="100%"/>
    </style:style>
    <style:style style:name="TableCell13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margin-bottom="0in" fo:line-height="100%"/>
    </style:style>
    <style:style style:name="TableCell135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margin-bottom="0in" fo:line-height="100%"/>
    </style:style>
    <style:style style:name="TableCell135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53" style:parent-style-name="Standard" style:family="paragraph">
      <style:paragraph-properties fo:margin-bottom="0in" fo:line-height="100%"/>
    </style:style>
    <style:style style:name="TableCell13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margin-bottom="0in" fo:line-height="100%"/>
    </style:style>
    <style:style style:name="TableCell1356" style:family="table-cell">
      <style:table-cell-properties fo:border="0.0069in solid #000001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margin-bottom="0in" fo:line-height="100%"/>
    </style:style>
    <style:style style:name="TableCell1358" style:family="table-cell">
      <style:table-cell-properties fo:border="0.0069in solid #000001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60" style:family="table-cell">
      <style:table-cell-properties fo:border="0.0069in solid #000001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62" style:family="table-cell">
      <style:table-cell-properties fo:border="0.0069in solid #000001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64" style:family="table-cell">
      <style:table-cell-properties fo:border="0.0069in solid #000001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66" style:family="table-cell">
      <style:table-cell-properties fo:border="0.0069in solid #000001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68" style:family="table-cell">
      <style:table-cell-properties fo:border="0.0069in solid #000001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7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7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7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84" style:family="table-cell">
      <style:table-cell-properties fo:border="0.0069in solid #000001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86" style:family="table-cell">
      <style:table-cell-properties fo:border="0.0069in solid #000001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88" style:family="table-cell">
      <style:table-cell-properties fo:border="0.0069in solid #000001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90" style:family="table-cell">
      <style:table-cell-properties fo:border="0.0069in solid #000001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0.0069in solid #000001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margin-bottom="0in" fo:line-height="100%"/>
    </style:style>
    <style:style style:name="T13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margin-bottom="0in" fo:line-height="100%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39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margin-bottom="0in" fo:line-height="100%"/>
    </style:style>
    <style:style style:name="TableCell140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margin-bottom="0in" fo:line-height="100%"/>
    </style:style>
    <style:style style:name="TableCell140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margin-bottom="0in" fo:line-height="100%"/>
    </style:style>
    <style:style style:name="TableCell140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margin-bottom="0in" fo:line-height="100%"/>
    </style:style>
    <style:style style:name="TableCell14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margin-bottom="0in" fo:line-height="100%"/>
    </style:style>
    <style:style style:name="TableCell14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margin-bottom="0in" fo:line-height="100%"/>
    </style:style>
    <style:style style:name="TableCell141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margin-bottom="0in" fo:line-height="100%"/>
    </style:style>
    <style:style style:name="TableCell141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margin-bottom="0in" fo:line-height="100%"/>
    </style:style>
    <style:style style:name="TableCell141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margin-bottom="0in" fo:line-height="100%"/>
    </style:style>
    <style:style style:name="TableCell14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18" style:parent-style-name="Standard" style:family="paragraph">
      <style:paragraph-properties fo:margin-bottom="0in" fo:line-height="100%"/>
    </style:style>
    <style:style style:name="TableCell141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</style:style>
    <style:style style:name="TableCell142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ableCell142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ableCell142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TableCell142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margin-bottom="0in" fo:line-height="100%"/>
    </style:style>
    <style:style style:name="TableCell142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bottom="0in" fo:line-height="100%"/>
    </style:style>
    <style:style style:name="TableCell143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margin-bottom="0in" fo:line-height="100%"/>
    </style:style>
    <style:style style:name="TableCell143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margin-bottom="0in" fo:line-height="100%"/>
    </style:style>
    <style:style style:name="TableCell1435" style:family="table-cell">
      <style:table-cell-properties fo:border="0.0069in solid #000001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in" fo:line-height="100%"/>
    </style:style>
    <style:style style:name="TableCell1437" style:family="table-cell">
      <style:table-cell-properties fo:border="0.0069in solid #000001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39" style:family="table-cell">
      <style:table-cell-properties fo:border="0.0069in solid #000001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41" style:family="table-cell">
      <style:table-cell-properties fo:border="0.0069in solid #000001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43" style:family="table-cell">
      <style:table-cell-properties fo:border="0.0069in solid #000001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45" style:family="table-cell">
      <style:table-cell-properties fo:border="0.0069in solid #000001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47" style:family="table-cell">
      <style:table-cell-properties fo:border="0.0069in solid #000001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4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5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5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5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63" style:family="table-cell">
      <style:table-cell-properties fo:border="0.0069in solid #000001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65" style:family="table-cell">
      <style:table-cell-properties fo:border="0.0069in solid #000001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67" style:family="table-cell">
      <style:table-cell-properties fo:border="0.0069in solid #000001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69" style:family="table-cell">
      <style:table-cell-properties fo:border="0.0069in solid #000001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="0.0069in solid #000001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margin-bottom="0in" fo:line-height="100%"/>
    </style:style>
    <style:style style:name="T14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7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margin-bottom="0in" fo:line-height="100%"/>
    </style:style>
    <style:style style:name="T14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47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margin-bottom="0in" fo:line-height="100%"/>
    </style:style>
    <style:style style:name="TableCell148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margin-bottom="0in" fo:line-height="100%"/>
    </style:style>
    <style:style style:name="TableCell148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</style:style>
    <style:style style:name="TableCell148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</style:style>
    <style:style style:name="TableCell14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</style:style>
    <style:style style:name="TableCell14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in" fo:line-height="100%"/>
    </style:style>
    <style:style style:name="TableCell14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margin-bottom="0in" fo:line-height="100%"/>
    </style:style>
    <style:style style:name="TableCell14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margin-bottom="0in" fo:line-height="100%"/>
    </style:style>
    <style:style style:name="TableCell14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margin-bottom="0in" fo:line-height="100%"/>
    </style:style>
    <style:style style:name="TableCell14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margin-bottom="0in" fo:line-height="100%"/>
    </style:style>
    <style:style style:name="TableCell149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margin-bottom="0in" fo:line-height="100%"/>
    </style:style>
    <style:style style:name="TableCell150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margin-bottom="0in" fo:line-height="100%"/>
    </style:style>
    <style:style style:name="TableCell150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margin-bottom="0in" fo:line-height="100%"/>
    </style:style>
    <style:style style:name="TableCell150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margin-bottom="0in" fo:line-height="100%"/>
    </style:style>
    <style:style style:name="TableCell150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margin-bottom="0in" fo:line-height="100%"/>
    </style:style>
    <style:style style:name="TableCell150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margin-bottom="0in" fo:line-height="100%"/>
    </style:style>
    <style:style style:name="TableCell151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ableCell151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</style:style>
    <style:style style:name="TableCell1514" style:family="table-cell">
      <style:table-cell-properties fo:border="0.0069in solid #000001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 fo:line-height="100%"/>
    </style:style>
    <style:style style:name="TableCell1516" style:family="table-cell">
      <style:table-cell-properties fo:border="0.0069in solid #000001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18" style:family="table-cell">
      <style:table-cell-properties fo:border="0.0069in solid #000001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20" style:family="table-cell">
      <style:table-cell-properties fo:border="0.0069in solid #000001" style:writing-mode="lr-tb" fo:padding-top="0in" fo:padding-left="0.075in" fo:padding-bottom="0in" fo:padding-right="0.075in"/>
    </style:style>
    <style:style style:name="P15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22" style:family="table-cell">
      <style:table-cell-properties fo:border="0.0069in solid #000001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24" style:family="table-cell">
      <style:table-cell-properties fo:border="0.0069in solid #000001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26" style:family="table-cell">
      <style:table-cell-properties fo:border="0.0069in solid #000001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2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3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3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3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42" style:family="table-cell">
      <style:table-cell-properties fo:border="0.0069in solid #000001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44" style:family="table-cell">
      <style:table-cell-properties fo:border="0.0069in solid #000001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46" style:family="table-cell">
      <style:table-cell-properties fo:border="0.0069in solid #000001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48" style:family="table-cell">
      <style:table-cell-properties fo:border="0.0069in solid #000001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="0.0069in solid #000001" style:writing-mode="lr-tb" fo:padding-top="0in" fo:padding-left="0.075in" fo:padding-bottom="0in" fo:padding-right="0.075in"/>
    </style:style>
    <style:style style:name="P1552" style:parent-style-name="Standard" style:family="paragraph">
      <style:paragraph-properties fo:margin-bottom="0in" fo:line-height="100%"/>
    </style:style>
    <style:style style:name="T15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55" style:parent-style-name="Standard" style:family="paragraph">
      <style:paragraph-properties fo:margin-bottom="0in" fo:line-height="100%"/>
    </style:style>
    <style:style style:name="T15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58" style:parent-style-name="Standard" style:family="paragraph">
      <style:paragraph-properties fo:margin-bottom="0in" fo:line-height="100%"/>
    </style:style>
    <style:style style:name="TableCell155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margin-bottom="0in" fo:line-height="100%"/>
    </style:style>
    <style:style style:name="TableCell156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margin-bottom="0in" fo:line-height="100%"/>
    </style:style>
    <style:style style:name="TableCell156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margin-bottom="0in" fo:line-height="100%"/>
    </style:style>
    <style:style style:name="TableCell156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margin-bottom="0in" fo:line-height="100%"/>
    </style:style>
    <style:style style:name="TableCell156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margin-bottom="0in" fo:line-height="100%"/>
    </style:style>
    <style:style style:name="TableCell156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0" style:parent-style-name="Standard" style:family="paragraph">
      <style:paragraph-properties fo:margin-bottom="0in" fo:line-height="100%"/>
    </style:style>
    <style:style style:name="TableCell157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margin-bottom="0in" fo:line-height="100%"/>
    </style:style>
    <style:style style:name="TableCell157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in" fo:line-height="100%"/>
    </style:style>
    <style:style style:name="TableCell157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margin-bottom="0in" fo:line-height="100%"/>
    </style:style>
    <style:style style:name="TableCell157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margin-bottom="0in" fo:line-height="100%"/>
    </style:style>
    <style:style style:name="TableCell157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80" style:parent-style-name="Standard" style:family="paragraph">
      <style:paragraph-properties fo:margin-bottom="0in" fo:line-height="100%"/>
    </style:style>
    <style:style style:name="TableCell158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margin-bottom="0in" fo:line-height="100%"/>
    </style:style>
    <style:style style:name="TableCell158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margin-bottom="0in" fo:line-height="100%"/>
    </style:style>
    <style:style style:name="TableCell158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margin-bottom="0in" fo:line-height="100%"/>
    </style:style>
    <style:style style:name="TableCell158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margin-bottom="0in" fo:line-height="100%"/>
    </style:style>
    <style:style style:name="TableCell158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margin-bottom="0in" fo:line-height="100%"/>
    </style:style>
    <style:style style:name="TableCell159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ableCell1593" style:family="table-cell">
      <style:table-cell-properties fo:border="0.0069in solid #000001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margin-bottom="0in" fo:line-height="100%"/>
    </style:style>
    <style:style style:name="TableCell1595" style:family="table-cell">
      <style:table-cell-properties fo:border="0.0069in solid #000001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97" style:family="table-cell">
      <style:table-cell-properties fo:border="0.0069in solid #000001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599" style:family="table-cell">
      <style:table-cell-properties fo:border="0.0069in solid #000001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1" style:family="table-cell">
      <style:table-cell-properties fo:border="0.0069in solid #000001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3" style:family="table-cell">
      <style:table-cell-properties fo:border="0.0069in solid #000001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5" style:family="table-cell">
      <style:table-cell-properties fo:border="0.0069in solid #000001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0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11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1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15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1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19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21" style:family="table-cell">
      <style:table-cell-properties fo:border="0.0069in solid #000001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23" style:family="table-cell">
      <style:table-cell-properties fo:border="0.0069in solid #000001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25" style:family="table-cell">
      <style:table-cell-properties fo:border="0.0069in solid #000001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27" style:family="table-cell">
      <style:table-cell-properties fo:border="0.0069in solid #000001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="0.0069in solid #000001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margin-bottom="0in" fo:line-height="100%"/>
    </style:style>
    <style:style style:name="T16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33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margin-bottom="0in" fo:line-height="100%"/>
    </style:style>
    <style:style style:name="T16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3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margin-bottom="0in" fo:line-height="100%"/>
    </style:style>
    <style:style style:name="TableCell163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39" style:parent-style-name="Standard" style:family="paragraph">
      <style:paragraph-properties fo:margin-bottom="0in" fo:line-height="100%"/>
    </style:style>
    <style:style style:name="TableCell164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41" style:parent-style-name="Standard" style:family="paragraph">
      <style:paragraph-properties fo:margin-bottom="0in" fo:line-height="100%"/>
    </style:style>
    <style:style style:name="TableCell164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margin-bottom="0in" fo:line-height="100%"/>
    </style:style>
    <style:style style:name="TableCell164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margin-bottom="0in" fo:line-height="100%"/>
    </style:style>
    <style:style style:name="TableCell164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margin-bottom="0in" fo:line-height="100%"/>
    </style:style>
    <style:style style:name="TableCell164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margin-bottom="0in" fo:line-height="100%"/>
    </style:style>
    <style:style style:name="TableCell165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margin-bottom="0in" fo:line-height="100%"/>
    </style:style>
    <style:style style:name="TableCell165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margin-bottom="0in" fo:line-height="100%"/>
    </style:style>
    <style:style style:name="TableCell165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margin-bottom="0in" fo:line-height="100%"/>
    </style:style>
    <style:style style:name="TableCell165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margin-bottom="0in" fo:line-height="100%"/>
    </style:style>
    <style:style style:name="TableCell165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margin-bottom="0in" fo:line-height="100%"/>
    </style:style>
    <style:style style:name="TableCell166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margin-bottom="0in" fo:line-height="100%"/>
    </style:style>
    <style:style style:name="TableCell166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ableCell16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margin-bottom="0in" fo:line-height="100%"/>
    </style:style>
    <style:style style:name="TableCell166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margin-bottom="0in" fo:line-height="100%"/>
    </style:style>
    <style:style style:name="TableCell166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margin-bottom="0in" fo:line-height="100%"/>
    </style:style>
    <style:style style:name="TableCell167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margin-bottom="0in" fo:line-height="100%"/>
    </style:style>
    <style:style style:name="TableCell1672" style:family="table-cell">
      <style:table-cell-properties fo:border="0.0069in solid #000001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margin-bottom="0in" fo:line-height="100%"/>
    </style:style>
    <style:style style:name="TableCell1674" style:family="table-cell">
      <style:table-cell-properties fo:border="0.0069in solid #000001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76" style:family="table-cell">
      <style:table-cell-properties fo:border="0.0069in solid #000001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78" style:family="table-cell">
      <style:table-cell-properties fo:border="0.0069in solid #000001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80" style:family="table-cell">
      <style:table-cell-properties fo:border="0.0069in solid #000001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82" style:family="table-cell">
      <style:table-cell-properties fo:border="0.0069in solid #000001" style:writing-mode="lr-tb" fo:padding-top="0in" fo:padding-left="0.075in" fo:padding-bottom="0in" fo:padding-right="0.075in"/>
    </style:style>
    <style:style style:name="P16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84" style:family="table-cell">
      <style:table-cell-properties fo:border="0.0069in solid #000001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8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8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90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92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9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96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698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16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00" style:family="table-cell">
      <style:table-cell-properties fo:border="0.0069in solid #000001" style:writing-mode="lr-tb" fo:padding-top="0in" fo:padding-left="0.075in" fo:padding-bottom="0in" fo:padding-right="0.075in"/>
    </style:style>
    <style:style style:name="P17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02" style:family="table-cell">
      <style:table-cell-properties fo:border="0.0069in solid #000001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04" style:family="table-cell">
      <style:table-cell-properties fo:border="0.0069in solid #000001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TableCell1706" style:family="table-cell">
      <style:table-cell-properties fo:border="0.0069in solid #000001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P170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P1709" style:parent-style-name="Standard" style:family="paragraph">
      <style:paragraph-properties fo:margin-bottom="0in" fo:line-height="100%"/>
    </style:style>
    <style:style style:name="T17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7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17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</office:automatic-styles>
  <office:body>
    <office:text text:use-soft-page-breaks="true">
      <text:p text:style-name="P1">Список студентов группы И-2-15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<text:span text:style-name="T45">№</text:span></text:p>
          </table:table-cell>
          <table:table-cell table:style-name="TableCell46" table:number-rows-spanned="2">
            <text:p text:style-name="P47"><text:span text:style-name="T48">Ф.И.О. студента</text:span></text:p>
          </table:table-cell>
          <table:table-cell table:style-name="TableCell49" table:number-columns-spanned="36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52">
            <text:p text:style-name="P53"/>
            <text:p text:style-name="P54"/>
            <text:p text:style-name="P55"/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pan text:style-name="T130">1</text:span></text:p>
          </table:table-cell>
          <table:table-cell table:style-name="TableCell131">
            <text:p text:style-name="P132"><text:span text:style-name="T133">Абдураманов Абдураман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<text:span text:style-name="T209">2</text:span></text:p>
          </table:table-cell>
          <table:table-cell table:style-name="TableCell210">
            <text:p text:style-name="P211"><text:span text:style-name="T212">Абдурафиков Ше</text:span><text:span text:style-name="T213">вкет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3</text:span></text:p>
          </table:table-cell>
          <table:table-cell table:style-name="TableCell290">
            <text:p text:style-name="P291"><text:span text:style-name="T292">Авдиль Салие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<text:span text:style-name="T368">4</text:span></text:p>
          </table:table-cell>
          <table:table-cell table:style-name="TableCell369">
            <text:p text:style-name="P370"><text:span text:style-name="T371">Асанов Алим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<text:span text:style-name="T447">5</text:span></text:p>
          </table:table-cell>
          <table:table-cell table:style-name="TableCell448">
            <text:p text:style-name="P449"><text:span text:style-name="T450">Ботенко<text:s/></text:span><text:span text:style-name="T451">Никита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<text:span text:style-name="T527">6</text:span></text:p>
          </table:table-cell>
          <table:table-cell table:style-name="TableCell528">
            <text:p text:style-name="P529"><text:span text:style-name="T530">Вишневский Виталий</text:span>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<text:span text:style-name="T606">7</text:span></text:p>
          </table:table-cell>
          <table:table-cell table:style-name="TableCell607">
            <text:p text:style-name="P608"><text:span text:style-name="T609">Волобуева Мария</text:span>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<text:span text:style-name="T685">8</text:span></text:p>
          </table:table-cell>
          <table:table-cell table:style-name="TableCell686">
            <text:p text:style-name="P687"><text:span text:style-name="T688">Исатов Ферат</text:span>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><text:span text:style-name="T764">9</text:span></text:p>
          </table:table-cell>
          <table:table-cell table:style-name="TableCell765">
            <text:p text:style-name="P766"><text:span text:style-name="T767">Караметов Рустем</text:span></text:p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<text:span text:style-name="T843">10</text:span></text:p>
          </table:table-cell>
          <table:table-cell table:style-name="TableCell844">
            <text:p text:style-name="P845"><text:span text:style-name="T846">Корженевский Дмитрий</text:span>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11</text:p>
          </table:table-cell>
          <table:table-cell table:style-name="TableCell922">
            <text:p text:style-name="P923"><text:span text:style-name="T924">Мамедов Арслан</text:span></text:p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><text:span text:style-name="T1000">12</text:span></text:p>
          </table:table-cell>
          <table:table-cell table:style-name="TableCell1001">
            <text:p text:style-name="P1002"><text:span text:style-name="T1003">Руденко Роман</text:span>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table-cell table:style-name="TableCell1077">
            <text:p text:style-name="P1078"><text:span text:style-name="T1079">13</text:span></text:p>
          </table:table-cell>
          <table:table-cell table:style-name="TableCell1080">
            <text:p text:style-name="P1081"><text:span text:style-name="T1082">Салидинов Амет</text:span></text:p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</table:table-row>
        <table:table-row table:style-name="TableRow1155">
          <table:table-cell table:style-name="TableCell1156">
            <text:p text:style-name="P1157"><text:span text:style-name="T1158">14</text:span></text:p>
          </table:table-cell>
          <table:table-cell table:style-name="TableCell1159">
            <text:p text:style-name="P1160"><text:span text:style-name="T1161">Сеттаров Ариф</text:span></text:p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</table:table-row>
        <table:table-row table:style-name="TableRow1234">
          <table:table-cell table:style-name="TableCell1235">
            <text:p text:style-name="P1236"><text:span text:style-name="T1237">15</text:span></text:p>
          </table:table-cell>
          <table:table-cell table:style-name="TableCell1238">
            <text:p text:style-name="P1239"><text:span text:style-name="T1240">Сыралёва Наталья</text:span></text:p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>
            <text:p text:style-name="P1315"><text:span text:style-name="T1316">16</text:span></text:p>
          </table:table-cell>
          <table:table-cell table:style-name="TableCell1317">
            <text:p text:style-name="P1318"><text:span text:style-name="T1319">Темиров Нури</text:span></text:p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</table:table-row>
        <table:table-row table:style-name="TableRow1392">
          <table:table-cell table:style-name="TableCell1393">
            <text:p text:style-name="P1394"><text:span text:style-name="T1395">17</text:span></text:p>
          </table:table-cell>
          <table:table-cell table:style-name="TableCell1396">
            <text:p text:style-name="P1397"><text:span text:style-name="T1398">Улицкий Даниил</text:span></text:p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</table:table-row>
        <table:table-row table:style-name="TableRow1471">
          <table:table-cell table:style-name="TableCell1472">
            <text:p text:style-name="P1473"><text:span text:style-name="T1474">18</text:span></text:p>
          </table:table-cell>
          <table:table-cell table:style-name="TableCell1475">
            <text:p text:style-name="P1476"><text:span text:style-name="T1477">Хайрединов Рустем</text:span>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/>
          </table:table-cell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</table:table-row>
        <table:table-row table:style-name="TableRow1550">
          <table:table-cell table:style-name="TableCell1551">
            <text:p text:style-name="P1552"><text:span text:style-name="T1553">19</text:span></text:p>
          </table:table-cell>
          <table:table-cell table:style-name="TableCell1554">
            <text:p text:style-name="P1555"><text:span text:style-name="T1556">Халилова Зарема</text:span></text:p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</table:table-row>
        <table:table-row table:style-name="TableRow1629">
          <table:table-cell table:style-name="TableCell1630">
            <text:p text:style-name="P1631"><text:span text:style-name="T1632">20</text:span></text:p>
          </table:table-cell>
          <table:table-cell table:style-name="TableCell1633">
            <text:p text:style-name="P1634"><text:span text:style-name="T1635">Шабалтас Евгений</text:span></text:p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  <table:table-cell table:style-name="TableCell1698">
            <text:p text:style-name="P1699"/>
          </table:table-cell>
          <table:table-cell table:style-name="TableCell1700">
            <text:p text:style-name="P1701"/>
          </table:table-cell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</table:table-row>
      </table:table>
      <text:p text:style-name="P1708"/>
      <text:p text:style-name="P1709"><text:span text:style-name="T1710">Староста группы <text:s text:c="9"/></text:span><text:span text:style-name="T1711">Авди</text:span><text:span text:style-name="T1712">ль Салие Ленуровна</text:span><text:span text:style-name="T1713"><text:s text:c="2"/>+7978863985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VIN 7</dc:creator>
    <meta:creation-date>2016-02-29T08:43:00Z</meta:creation-date>
    <dc:date>2017-02-02T18:37:00Z</dc:date>
    <meta:print-date>2017-02-02T18:37:00Z</meta:print-date>
    <meta:template xlink:href="Normal" xlink:type="simple"/>
    <meta:editing-cycles>10</meta:editing-cycles>
    <meta:editing-duration>PT3240S</meta:editing-duration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9" meta:character-count="1267" meta:row-count="9" meta:non-whitespace-character-count="1080"/>
  </office:meta>
</office:document-meta>
</file>